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3A0CBD9D6FE894A0EE0.jpg" manifest:media-type="image/jpeg"/>
  <manifest:file-entry manifest:full-path="Pictures/10000000000003C00000021EC6072777E84EC665.jpg" manifest:media-type="image/jpeg"/>
  <manifest:file-entry manifest:full-path="Pictures/10000000000004560000028326F855766F3789CD.jpg" manifest:media-type="image/jpeg"/>
  <manifest:file-entry manifest:full-path="Pictures/100000000000045600000283AB68DA4A4E4C3EB5.jpg" manifest:media-type="image/jpeg"/>
  <manifest:file-entry manifest:full-path="Pictures/10000000000003C0000003A09334D630B9DA983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48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opacity="100%" draw:opacity-name="" draw:auto-grow-height="true" draw:auto-grow-width="false" fo:max-height="0cm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opacity="0%" draw:opacity-name="" draw:auto-grow-height="true" draw:auto-grow-width="false" fo:max-height="0cm" fo:min-height="0.55cm"/>
    </style:style>
    <style:style style:name="gr7" style:family="graphic" style:parent-style-name="standard">
      <style:graphic-properties svg:stroke-width="0.081cm" draw:marker-start-width="0.321cm" draw:marker-end-width="0.321cm" draw:fill-color="#ffffff" draw:opacity="0%" draw:textarea-horizontal-align="justify" draw:textarea-vertical-align="middle" draw:auto-grow-height="false" fo:min-height="4.56cm" fo:min-width="4.168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fffff" draw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solid" draw:fill-color="#ffffff" draw:opacity="100%"/>
      <style:text-properties fo:font-size="18pt"/>
    </style:style>
    <style:style style:name="P7" style:family="paragraph">
      <loext:graphic-properties draw:fill="solid" draw:fill-color="#ffffff" draw:opacity="0%"/>
      <style:text-properties fo:font-size="18pt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399cm" svg:height="14.339cm" svg:x="1.401cm" svg:y="3cm">
          <draw:image xlink:href="Pictures/10000000000003C00000021EC6072777E84EC66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1" draw:layer="layout" svg:width="27.999cm" svg:height="15.218cm" svg:x="0.001cm" svg:y="3.7cm">
          <draw:image xlink:href="Pictures/10000000000004560000028326F855766F3789CD.jpg" xlink:type="simple" xlink:show="embed" xlink:actuate="onLoad">
            <text:p/>
          </draw:image>
        </draw:frame>
        <draw:frame draw:style-name="gr4" draw:text-style-name="P3" draw:layer="layout" svg:width="10.8cm" svg:height="0.962cm" svg:x="10.1cm" svg:y="2.938cm">
          <draw:text-box>
            <text:p>Reality</text:p>
          </draw:text-box>
        </draw:frame>
        <draw:line draw:style-name="gr5" draw:text-style-name="P4" draw:layer="layout" svg:x1="8.6cm" svg:y1="5.2cm" svg:x2="10.6cm" svg:y2="5.2cm">
          <text:p/>
        </draw:line>
        <draw:frame draw:style-name="gr4" draw:text-style-name="P3" draw:layer="layout" svg:width="10.8cm" svg:height="0.962cm" svg:x="10.7cm" svg:y="4.7cm">
          <draw:text-box>
            <text:p>Mountai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6.218cm" svg:x="0.201cm" svg:y="2.8cm">
          <draw:image xlink:href="Pictures/100000000000045600000283AB68DA4A4E4C3EB5.jpg" xlink:type="simple" xlink:show="embed" xlink:actuate="onLoad">
            <text:p/>
          </draw:image>
        </draw:frame>
        <draw:frame draw:style-name="gr4" draw:text-style-name="P3" draw:layer="layout" svg:width="10.8cm" svg:height="0.962cm" svg:x="10.1cm" svg:y="3.038cm">
          <draw:text-box>
            <text:p>Model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1" draw:layer="layout" svg:width="27.999cm" svg:height="15.218cm" svg:x="0.001cm" svg:y="3.9cm">
          <draw:image xlink:href="Pictures/10000000000004560000028326F855766F3789CD.jpg" xlink:type="simple" xlink:show="embed" xlink:actuate="onLoad">
            <text:p/>
          </draw:image>
        </draw:frame>
        <draw:frame draw:style-name="gr4" draw:text-style-name="P6" draw:layer="layout" svg:width="10.8cm" svg:height="0.962cm" svg:x="10.1cm" svg:y="3.138cm">
          <draw:text-box>
            <text:p text:style-name="P5">Localization</text:p>
          </draw:text-box>
        </draw:frame>
        <draw:line draw:style-name="gr5" draw:text-style-name="P4" draw:layer="layout" svg:x1="10.8cm" svg:y1="7.538cm" svg:x2="12.8cm" svg:y2="7.538cm">
          <text:p/>
        </draw:line>
        <draw:frame draw:style-name="gr6" draw:text-style-name="P7" draw:layer="layout" svg:width="10.8cm" svg:height="0.962cm" svg:x="12.4cm" svg:y="6.638cm">
          <draw:text-box>
            <text:p text:style-name="P5">Distance based localization</text:p>
          </draw:text-box>
        </draw:frame>
        <draw:custom-shape draw:style-name="gr7" draw:text-style-name="P8" draw:layer="layout" svg:width="6.6cm" svg:height="6.8cm" svg:x="6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5.944cm" svg:height="15.413cm" svg:x="13.156cm" svg:y="2.887cm">
          <draw:image xlink:href="Pictures/10000000000003C0000003A09334D630B9DA983F.jpg" xlink:type="simple" xlink:show="embed" xlink:actuate="onLoad">
            <text:p/>
          </draw:image>
        </draw:frame>
        <draw:frame draw:style-name="gr1" draw:text-style-name="P1" draw:layer="layout" svg:width="14.8cm" svg:height="16cm" svg:x="0cm" svg:y="2.8cm">
          <draw:image xlink:href="Pictures/10000000000003C0000003A0CBD9D6FE894A0EE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21:16:39.264927750</meta:creation-date>
    <dc:date>2019-08-20T21:45:16.465832369</dc:date>
    <meta:editing-duration>PT8M15S</meta:editing-duration>
    <meta:editing-cycles>4</meta:editing-cycles>
    <meta:generator>LibreOffice/5.2.7.2$Linux_X86_64 LibreOffice_project/20$Build-2</meta:generator>
    <meta:document-statistic meta:object-count="45"/>
  </office:meta>
</office:document-meta>
</file>